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035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paraphrase&quot;" style:apply-style-name="Untitled3" style:base-cell-address="Sheet1.A1"/>
    </style:style>
    <style:style style:name="ce2" style:family="table-cell" style:parent-style-name="Default">
      <style:map style:condition="cell-content()=&quot;yes&quot;" style:apply-style-name="Untitled1" style:base-cell-address="Sheet1.H2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8" table:default-cell-style-name="ce2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<text:s/>Languages</text:p>
          </table:table-cell>
          <table:table-cell office:value-type="string" calcext:value-type="string">
            <text:p><text:s/>Maximum value</text:p>
          </table:table-cell>
          <table:table-cell office:value-type="string" calcext:value-type="string">
            <text:p><text:s/>Length of L1</text:p>
          </table:table-cell>
          <table:table-cell office:value-type="string" calcext:value-type="string">
            <text:p><text:s/>Length of L2</text:p>
          </table:table-cell>
          <table:table-cell office:value-type="string" calcext:value-type="string">
            <text:p><text:s/>%L1</text:p>
          </table:table-cell>
          <table:table-cell office:value-type="string" calcext:value-type="string">
            <text:p><text:s/>%L2</text:p>
          </table:table-cell>
          <table:table-cell table:style-name="ce1" office:value-type="string" calcext:value-type="string">
            <text:p><text:s/>Diagonal&gt;=2</text:p>
          </table:table-cell>
          <table:table-cell table:style-name="ce1" office:value-type="string" calcext:value-type="string">
            <text:p><text:s/>Diagonal &gt;=3</text:p>
          </table:table-cell>
          <table:table-cell table:style-name="ce1" office:value-type="string" calcext:value-type="string">
            <text:p><text:s/>Diagonal&gt;=4</text:p>
          </table:table-cell>
          <table:table-cell table:style-name="ce1" office:value-type="string" calcext:value-type="string">
            <text:p><text:s/>Diagonal&gt;=5</text:p>
          </table:table-cell>
          <table:table-cell table:style-name="ce1" office:value-type="string" calcext:value-type="string">
            <text:p>Assessment</text:p>
          </table:table-cell>
        </table:table-row>
        <table:table-row table:style-name="ro1">
          <table:table-cell office:value-type="string" calcext:value-type="string">
            <text:p>Aldetrude di Maubeuge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iesa di Nostra Signora (Treviri)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iesa di Nostra Signora (Treviri)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ucario di Treviri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oerico di Metz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iestas Domini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ssimino di Treviri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terno di Colonia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alerio di Treviri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alerio di Treviri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terno di Colonia</text:p>
          </table:table-cell>
          <table:table-cell office:value-type="string" calcext:value-type="string">
            <text:p>fr.en</text:p>
          </table:table-cell>
          <table:table-cell office:value-type="float" office:value="0.103448275862069" calcext:value-type="float">
            <text:p>0.103448275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einilde di Saints</text:p>
          </table:table-cell>
          <table:table-cell office:value-type="string" calcext:value-type="string">
            <text:p>de.it</text:p>
          </table:table-cell>
          <table:table-cell office:value-type="float" office:value="0.103448275862069" calcext:value-type="float">
            <text:p>0.103448275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8.5714285714286" calcext:value-type="float">
            <text:p>28.571428571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detrude di Maubeuge</text:p>
          </table:table-cell>
          <table:table-cell office:value-type="string" calcext:value-type="string">
            <text:p>de.fr</text:p>
          </table:table-cell>
          <table:table-cell office:value-type="float" office:value="0.125" calcext:value-type="float">
            <text:p>0.12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.1818181818182" calcext:value-type="float">
            <text:p>18.1818181818</text:p>
          </table:table-cell>
          <table:table-cell office:value-type="float" office:value="66.6666666666667" calcext:value-type="float">
            <text:p>6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cra Tunica</text:p>
          </table:table-cell>
          <table:table-cell office:value-type="string" calcext:value-type="string">
            <text:p>it.en</text:p>
          </table:table-cell>
          <table:table-cell office:value-type="float" office:value="0.125" calcext:value-type="float">
            <text:p>0.125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5.71428571428571" calcext:value-type="float">
            <text:p>5.7142857143</text:p>
          </table:table-cell>
          <table:table-cell office:value-type="float" office:value="3.77358490566038" calcext:value-type="float">
            <text:p>3.773584905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terno di Colonia</text:p>
          </table:table-cell>
          <table:table-cell office:value-type="string" calcext:value-type="string">
            <text:p>it.en</text:p>
          </table:table-cell>
          <table:table-cell office:value-type="float" office:value="0.142857142857143" calcext:value-type="float">
            <text:p>0.14285714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7.69230769230769" calcext:value-type="float">
            <text:p>7.6923076923</text:p>
          </table:table-cell>
          <table:table-cell office:value-type="float" office:value="16.6666666666667" calcext:value-type="float">
            <text:p>1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oerico di Metz</text:p>
          </table:table-cell>
          <table:table-cell office:value-type="string" calcext:value-type="string">
            <text:p>fr.en</text:p>
          </table:table-cell>
          <table:table-cell office:value-type="float" office:value="0.173913043478261" calcext:value-type="float">
            <text:p>0.173913043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.6666666666667" calcext:value-type="float">
            <text:p>1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terno di Colonia</text:p>
          </table:table-cell>
          <table:table-cell office:value-type="string" calcext:value-type="string">
            <text:p>de.en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.5</text:p>
          </table:table-cell>
          <table:table-cell office:value-type="float" office:value="16.6666666666667" calcext:value-type="float">
            <text:p>1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ucario di Treviri</text:p>
          </table:table-cell>
          <table:table-cell office:value-type="string" calcext:value-type="string">
            <text:p>de.en</text:p>
          </table:table-cell>
          <table:table-cell office:value-type="float" office:value="0.181818181818182" calcext:value-type="float">
            <text:p>0.181818181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6.89655172413793" calcext:value-type="float">
            <text:p>6.8965517241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iestas Domini</text:p>
          </table:table-cell>
          <table:table-cell office:value-type="string" calcext:value-type="string">
            <text:p>de.en</text:p>
          </table:table-cell>
          <table:table-cell office:value-type="float" office:value="0.181818181818182" calcext:value-type="float">
            <text:p>0.181818181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.88235294117647" calcext:value-type="float">
            <text:p>5.8823529412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detrude di Maubeuge</text:p>
          </table:table-cell>
          <table:table-cell office:value-type="string" calcext:value-type="string">
            <text:p>de.it</text:p>
          </table:table-cell>
          <table:table-cell office:value-type="float" office:value="0.1875" calcext:value-type="float">
            <text:p>0.187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.1818181818182" calcext:value-type="float">
            <text:p>18.1818181818</text:p>
          </table:table-cell>
          <table:table-cell office:value-type="float" office:value="66.6666666666667" calcext:value-type="float">
            <text:p>6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alerio di Treviri</text:p>
          </table:table-cell>
          <table:table-cell office:value-type="string" calcext:value-type="string">
            <text:p>it.en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gberto di Treviri</text:p>
          </table:table-cell>
          <table:table-cell office:value-type="string" calcext:value-type="string">
            <text:p>it.fr</text:p>
          </table:table-cell>
          <table:table-cell office:value-type="float" office:value="0.210526315789474" calcext:value-type="float">
            <text:p>0.210526315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71.4285714285714" calcext:value-type="float">
            <text:p>71.4285714286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Gerardo di Toul</text:p>
          </table:table-cell>
          <table:table-cell office:value-type="string" calcext:value-type="string">
            <text:p>it.en</text:p>
          </table:table-cell>
          <table:table-cell office:value-type="float" office:value="0.210526315789474" calcext:value-type="float">
            <text:p>0.210526315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uomo di Treviri</text:p>
          </table:table-cell>
          <table:table-cell office:value-type="string" calcext:value-type="string">
            <text:p>de.en</text:p>
          </table:table-cell>
          <table:table-cell office:value-type="float" office:value="0.230769230769231" calcext:value-type="float">
            <text:p>0.2307692308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2.05479452054794" calcext:value-type="float">
            <text:p>2.0547945205</text:p>
          </table:table-cell>
          <table:table-cell office:value-type="float" office:value="23.0769230769231" calcext:value-type="float">
            <text:p>23.076923076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Egberto di Treviri</text:p>
          </table:table-cell>
          <table:table-cell office:value-type="string" calcext:value-type="string">
            <text:p>de.en</text:p>
          </table:table-cell>
          <table:table-cell office:value-type="float" office:value="0.25" calcext:value-type="float">
            <text:p>0.2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22.2222222222222" calcext:value-type="float">
            <text:p>22.222222222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Egberto di Treviri</text:p>
          </table:table-cell>
          <table:table-cell office:value-type="string" calcext:value-type="string">
            <text:p>de.fr</text:p>
          </table:table-cell>
          <table:table-cell office:value-type="float" office:value="0.31578947368421" calcext:value-type="float">
            <text:p>0.315789473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57.1428571428571" calcext:value-type="float">
            <text:p>57.1428571429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einilde di Saints</text:p>
          </table:table-cell>
          <table:table-cell office:value-type="string" calcext:value-type="string">
            <text:p>de.en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.5" calcext:value-type="float">
            <text:p>37.5</text:p>
          </table:table-cell>
          <table:table-cell office:value-type="float" office:value="17.6470588235294" calcext:value-type="float">
            <text:p>17.647058823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Gozzelino di Toul</text:p>
          </table:table-cell>
          <table:table-cell office:value-type="string" calcext:value-type="string">
            <text:p>it.en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3.3333333333333" calcext:value-type="float">
            <text:p>83.3333333333</text:p>
          </table:table-cell>
          <table:table-cell office:value-type="float" office:value="71.4285714285714" calcext:value-type="float">
            <text:p>71.428571428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Massimino di Treviri</text:p>
          </table:table-cell>
          <table:table-cell office:value-type="string" calcext:value-type="string">
            <text:p>it.en</text:p>
          </table:table-cell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0.7692307692308" calcext:value-type="float">
            <text:p>30.7692307692</text:p>
          </table:table-cell>
          <table:table-cell office:value-type="float" office:value="22.2222222222222" calcext:value-type="float">
            <text:p>22.2222222222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terno di Colonia</text:p>
          </table:table-cell>
          <table:table-cell office:value-type="string" calcext:value-type="string">
            <text:p>de.it</text:p>
          </table:table-cell>
          <table:table-cell office:value-type="float" office:value="0.4375" calcext:value-type="float">
            <text:p>0.437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0.7692307692308" calcext:value-type="float">
            <text:p>30.7692307692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iestas Domini</text:p>
          </table:table-cell>
          <table:table-cell office:value-type="string" calcext:value-type="string">
            <text:p>de.it</text:p>
          </table:table-cell>
          <table:table-cell office:value-type="float" office:value="0.444444444444444" calcext:value-type="float">
            <text:p>0.444444444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84.6153846153846" calcext:value-type="float">
            <text:p>84.6153846154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einilde di Saints</text:p>
          </table:table-cell>
          <table:table-cell office:value-type="string" calcext:value-type="string">
            <text:p>it.en</text:p>
          </table:table-cell>
          <table:table-cell office:value-type="float" office:value="0.48" calcext:value-type="float">
            <text:p>0.4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5.7142857142857" calcext:value-type="float">
            <text:p>85.7142857143</text:p>
          </table:table-cell>
          <table:table-cell office:value-type="float" office:value="35.2941176470588" calcext:value-type="float">
            <text:p>35.2941176471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omo di Treviri</text:p>
          </table:table-cell>
          <table:table-cell office:value-type="string" calcext:value-type="string">
            <text:p>it.en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.0769230769231" calcext:value-type="float">
            <text:p>23.076923076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Gozzelino di Toul</text:p>
          </table:table-cell>
          <table:table-cell office:value-type="string" calcext:value-type="string">
            <text:p>fr.en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2.5" calcext:value-type="float">
            <text:p>62.5</text:p>
          </table:table-cell>
          <table:table-cell office:value-type="float" office:value="71.4285714285714" calcext:value-type="float">
            <text:p>71.4285714286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Materno di Colonia</text:p>
          </table:table-cell>
          <table:table-cell office:value-type="string" calcext:value-type="string">
            <text:p>it.fr</text:p>
          </table:table-cell>
          <table:table-cell office:value-type="float" office:value="0.5" calcext:value-type="float">
            <text:p>0.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0.7692307692308" calcext:value-type="float">
            <text:p>30.7692307692</text:p>
          </table:table-cell>
          <table:table-cell office:value-type="float" office:value="44.4444444444444" calcext:value-type="float">
            <text:p>44.4444444444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cra Tunica</text:p>
          </table:table-cell>
          <table:table-cell office:value-type="string" calcext:value-type="string">
            <text:p>de.en</text:p>
          </table:table-cell>
          <table:table-cell office:value-type="float" office:value="0.5" calcext:value-type="float">
            <text:p>0.5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10.3448275862069" calcext:value-type="float">
            <text:p>10.3448275862</text:p>
          </table:table-cell>
          <table:table-cell office:value-type="float" office:value="11.3207547169811" calcext:value-type="float">
            <text:p>11.32075471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iesa di Nostra Signora (Treviri)</text:p>
          </table:table-cell>
          <table:table-cell office:value-type="string" calcext:value-type="string">
            <text:p>de.it</text:p>
          </table:table-cell>
          <table:table-cell office:value-type="float" office:value="0.545454545454545" calcext:value-type="float">
            <text:p>0.5454545455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73.1707317073171" calcext:value-type="float">
            <text:p>73.1707317073</text:p>
          </table:table-cell>
          <table:table-cell office:value-type="float" office:value="90.9090909090909" calcext:value-type="float">
            <text:p>90.9090909091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ucario di Treviri</text:p>
          </table:table-cell>
          <table:table-cell office:value-type="string" calcext:value-type="string">
            <text:p>de.it</text:p>
          </table:table-cell>
          <table:table-cell office:value-type="float" office:value="0.545454545454545" calcext:value-type="float">
            <text:p>0.545454545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uomo di Treviri</text:p>
          </table:table-cell>
          <table:table-cell office:value-type="string" calcext:value-type="string">
            <text:p>de.it</text:p>
          </table:table-cell>
          <table:table-cell office:value-type="float" office:value="0.571428571428571" calcext:value-type="float">
            <text:p>0.5714285714</text:p>
          </table:table-cell>
          <table:table-cell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float" office:value="8.9041095890411" calcext:value-type="float">
            <text:p>8.904109589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ozzelino di Toul</text:p>
          </table:table-cell>
          <table:table-cell office:value-type="string" calcext:value-type="string">
            <text:p>it.fr</text:p>
          </table:table-cell>
          <table:table-cell office:value-type="float" office:value="0.571428571428571" calcext:value-type="float">
            <text:p>0.57142857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gberto di Treviri</text:p>
          </table:table-cell>
          <table:table-cell office:value-type="string" calcext:value-type="string">
            <text:p>fr.en</text:p>
          </table:table-cell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77.7777777777778" calcext:value-type="float">
            <text:p>77.7777777778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cra Tunica</text:p>
          </table:table-cell>
          <table:table-cell office:value-type="string" calcext:value-type="string">
            <text:p>de.it</text:p>
          </table:table-cell>
          <table:table-cell office:value-type="float" office:value="0.6875" calcext:value-type="float">
            <text:p>0.6875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51.7241379310345" calcext:value-type="float">
            <text:p>51.724137931</text:p>
          </table:table-cell>
          <table:table-cell office:value-type="float" office:value="85.7142857142857" calcext:value-type="float">
            <text:p>85.7142857143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gberto di Treviri</text:p>
          </table:table-cell>
          <table:table-cell office:value-type="string" calcext:value-type="string">
            <text:p>it.en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Massimino di Treviri</text:p>
          </table:table-cell>
          <table:table-cell office:value-type="string" calcext:value-type="string">
            <text:p>de.it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92.3076923076923" calcext:value-type="float">
            <text:p>92.3076923077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lonna di Igel</text:p>
          </table:table-cell>
          <table:table-cell office:value-type="string" calcext:value-type="string">
            <text:p>de.it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70.8333333333333" calcext:value-type="float">
            <text:p>70.8333333333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Egberto di Treviri</text:p>
          </table:table-cell>
          <table:table-cell office:value-type="string" calcext:value-type="string">
            <text:p>de.i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Goerico di Metz</text:p>
          </table:table-cell>
          <table:table-cell office:value-type="string" calcext:value-type="string">
            <text:p>it.fr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3.3333333333333" calcext:value-type="float">
            <text:p>83.3333333333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string" calcext:value-type="string">
            <text:p>yes</text:p>
          </table:table-cell>
        </table:table-row>
        <calcext:conditional-formats>
          <calcext:conditional-format calcext:target-range-address="Sheet1.H2:Sheet1.L48">
            <calcext:condition calcext:apply-style-name="Untitled1" calcext:value="=&quot;yes&quot;" calcext:base-cell-address="Sheet1.H2"/>
          </calcext:conditional-format>
          <calcext:conditional-format calcext:target-range-address="Sheet1.A1:Sheet1.L48">
            <calcext:condition calcext:apply-style-name="Untitled3" calcext:value="=&quot;paraphrase&quot;" calcext:base-cell-address="Sheet1.A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L4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600"/>
    </style:style>
    <style:style style:name="Untitled2" style:family="table-cell" style:parent-style-name="Default">
      <style:table-cell-properties fo:background-color="#006600"/>
    </style:style>
    <style:style style:name="Untitled3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14:01:12.5674652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02:09.178462249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576" meta:object-count="0"/>
  </office:meta>
</office:document-meta>
</file>